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TlwgTypewriter" fo:font-size="10pt" officeooo:rsid="0008490c" officeooo:paragraph-rsid="0008490c" style:font-size-asian="10pt" style:font-size-complex="10pt"/>
    </style:style>
    <style:style style:name="P2" style:family="paragraph" style:parent-style-name="Subtitle">
      <style:text-properties officeooo:rsid="000846b2" officeooo:paragraph-rsid="000846b2"/>
    </style:style>
    <style:style style:name="P3" style:family="paragraph" style:parent-style-name="Subtitle">
      <style:text-properties officeooo:rsid="0008490c" officeooo:paragraph-rsid="0008490c"/>
    </style:style>
    <style:style style:name="P4" style:family="paragraph" style:parent-style-name="Subtitle">
      <style:paragraph-properties fo:break-before="page"/>
      <style:text-properties officeooo:rsid="0008490c" officeooo:paragraph-rsid="0008490c"/>
    </style:style>
    <style:style style:name="P5" style:family="paragraph" style:parent-style-name="Heading_20_2">
      <style:text-properties officeooo:rsid="000846b2" officeooo:paragraph-rsid="000846b2"/>
    </style:style>
    <style:style style:name="P6" style:family="paragraph" style:parent-style-name="Heading_20_2">
      <style:text-properties officeooo:rsid="0009caea" officeooo:paragraph-rsid="0009caea"/>
    </style:style>
    <style:style style:name="P7" style:family="paragraph" style:parent-style-name="Standard">
      <style:text-properties officeooo:rsid="000846b2" officeooo:paragraph-rsid="000846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ysing with cachegrind</text:p>
      <text:h text:style-name="P5" text:outline-level="2">Thread</text:h>
      <text:p text:style-name="P7">[mvouve@marc-desktop build-Assignment1-Desktop-Debug]$ valgrind --tool=cachegrind <text:bookmark-start text:name="__DdeLink__0_2118355466"/>./Assignment1 thread 10000000 11<text:bookmark-end text:name="__DdeLink__0_2118355466"/></text:p>
      <text:p text:style-name="P7">==8635== Cachegrind, a cache and branch-prediction profiler</text:p>
      <text:p text:style-name="P7">==8635== Copyright (C) 2002-2015, and GNU GPL'd, by Nicholas Nethercote et al.</text:p>
      <text:p text:style-name="P7">==8635== Using Valgrind-3.11.0 and LibVEX; rerun with -h for copyright info</text:p>
      <text:p text:style-name="P7">==8635== Command: ./Assignment1 thread 10000000 11</text:p>
      <text:p text:style-name="P7">==8635== </text:p>
      <text:p text:style-name="P7">--8635-- warning: L3 cache found, using its data for the LL simulation.</text:p>
      <text:p text:style-name="P7">Worker : 2 <text:s/>completed after: <text:s/>107696 ms</text:p>
      <text:p text:style-name="P7"/>
      <text:p text:style-name="P7">Worker : 7 <text:s/>completed after: <text:s/>108573 ms</text:p>
      <text:p text:style-name="P7"/>
      <text:p text:style-name="P7">Worker : 10 <text:s/>completed after: <text:s/>108786 ms</text:p>
      <text:p text:style-name="P7"/>
      <text:p text:style-name="P7">Worker : 1 <text:s/>completed after: <text:s/>109036 ms</text:p>
      <text:p text:style-name="P7"/>
      <text:p text:style-name="P7">Worker : 9 <text:s/>completed after: <text:s/>109211 ms</text:p>
      <text:p text:style-name="P7"/>
      <text:p text:style-name="P7">Worker : 6 <text:s/>completed after: <text:s/>110155 ms</text:p>
      <text:p text:style-name="P7"/>
      <text:p text:style-name="P7">Worker : 5 <text:s/>completed after: <text:s/>110287 ms</text:p>
      <text:p text:style-name="P7"/>
      <text:p text:style-name="P7">Worker : 11 <text:s/>completed after: <text:s/>110158 ms</text:p>
      <text:p text:style-name="P7"/>
      <text:p text:style-name="P7">Worker : 3 <text:s/>completed after: <text:s/>110285 ms</text:p>
      <text:p text:style-name="P7"/>
      <text:p text:style-name="P7">Worker : 8 <text:s/>completed after: <text:s/>111501 ms</text:p>
      <text:p text:style-name="P7"/>
      <text:p text:style-name="P7">Worker : 4 <text:s/>completed after: <text:s/>111542 ms</text:p>
      <text:p text:style-name="P7"/>
      <text:p text:style-name="P7">Time Elapsed: <text:s/>111712 ms</text:p>
      <text:p text:style-name="P7"/>
      <text:p text:style-name="P7">==8635== </text:p>
      <text:p text:style-name="P7">==8635== I <text:s text:c="2"/>refs: <text:s text:c="5"/>22,587,166,077</text:p>
      <text:p text:style-name="P7">==8635== I1 <text:s/>misses: <text:s text:c="11"/>18,584</text:p>
      <text:p text:style-name="P7">==8635== LLi misses: <text:s text:c="12"/>4,355</text:p>
      <text:p text:style-name="P7">==8635== I1 <text:s/>miss rate: <text:s text:c="10"/>0.00%</text:p>
      <text:p text:style-name="P7">==8635== LLi miss rate: <text:s text:c="10"/>0.00%</text:p>
      <text:p text:style-name="P7">==8635== </text:p>
      <text:p text:style-name="P7">==8635== D <text:s text:c="2"/>refs: <text:s text:c="5"/>10,212,461,506 <text:s/>(10,004,042,949 rd <text:s text:c="2"/>+ 208,418,557 wr)</text:p>
      <text:p text:style-name="P7">==8635== D1 <text:s/>misses: <text:s text:c="10"/>759,144 <text:s/>( <text:s text:c="6"/>352,771 rd <text:s text:c="2"/>+ <text:s text:c="4"/>406,373 wr)</text:p>
      <text:p text:style-name="P7">==8635== LLd misses: <text:s text:c="11"/>46,508 <text:s/>( <text:s text:c="7"/>25,729 rd <text:s text:c="2"/>+ <text:s text:c="5"/>20,779 wr)</text:p>
      <text:p text:style-name="P7">==8635== D1 <text:s/>miss rate: <text:s text:c="11"/>0.0% ( <text:s text:c="10"/>0.0% <text:s text:c="4"/>+ <text:s text:c="8"/>0.2% <text:s/>)</text:p>
      <text:p text:style-name="P7">==8635== LLd miss rate: <text:s text:c="11"/>0.0% ( <text:s text:c="10"/>0.0% <text:s text:c="4"/>+ <text:s text:c="8"/>0.0% <text:s/>)</text:p>
      <text:p text:style-name="P7"><text:soft-page-break/>==8635== </text:p>
      <text:p text:style-name="P7">==8635== LL refs: <text:s text:c="13"/>777,728 <text:s/>( <text:s text:c="6"/>371,355 rd <text:s text:c="2"/>+ <text:s text:c="4"/>406,373 wr)</text:p>
      <text:p text:style-name="P7">==8635== LL misses: <text:s text:c="12"/>50,863 <text:s/>( <text:s text:c="7"/>30,084 rd <text:s text:c="2"/>+ <text:s text:c="5"/>20,779 wr)</text:p>
      <text:p text:style-name="P7">==8635== LL miss rate: <text:s text:c="12"/>0.0% ( <text:s text:c="10"/>0.0% <text:s text:c="4"/>+ <text:s text:c="8"/>0.0% <text:s/>)</text:p>
      <text:h text:style-name="P5" text:outline-level="2">Process</text:h>
      <text:p text:style-name="P7">[mvouve@marc-desktop build-Assignment1-Desktop-Debug]$ valgrind --tool=cachegrind ./Assignment1 process 10000000 11 &gt; cachegrindthread</text:p>
      <text:p text:style-name="P7">==8694== Cachegrind, a cache and branch-prediction profiler</text:p>
      <text:p text:style-name="P7">==8694== Copyright (C) 2002-2015, and GNU GPL'd, by Nicholas Nethercote et al.</text:p>
      <text:p text:style-name="P7">==8694== Using Valgrind-3.11.0 and LibVEX; rerun with -h for copyright info</text:p>
      <text:p text:style-name="P7">==8694== Command: ./Assignment1 process 10000000 11</text:p>
      <text:p text:style-name="P7">==8694== </text:p>
      <text:p text:style-name="P7">--8694-- warning: L3 cache found, using its data for the LL simulation.</text:p>
      <text:p text:style-name="P7">Worker : 11 <text:s/>completed after: <text:s/>21819 ms</text:p>
      <text:p text:style-name="P7"/>
      <text:p text:style-name="P7">==8705== </text:p>
      <text:p text:style-name="P7">==8705== I <text:s text:c="2"/>refs: <text:s text:c="5"/>2,056,035,470</text:p>
      <text:p text:style-name="P7">==8705== I1 <text:s/>misses: <text:s text:c="11"/>5,459</text:p>
      <text:p text:style-name="P7">==8705== LLi misses: <text:s text:c="11"/>3,976</text:p>
      <text:p text:style-name="P7">==8705== I1 <text:s/>miss rate: <text:s text:c="9"/>0.00%</text:p>
      <text:p text:style-name="P7">==8705== LLi miss rate: <text:s text:c="9"/>0.00%</text:p>
      <text:p text:style-name="P7">==8705== </text:p>
      <text:p text:style-name="P7">==8705== D <text:s text:c="2"/>refs: <text:s text:c="7"/>929,151,166 <text:s/>(909,778,469 rd <text:s text:c="2"/>+ 19,372,697 wr)</text:p>
      <text:p text:style-name="P7">==8705== D1 <text:s/>misses: <text:s text:c="9"/>104,293 <text:s/>( <text:s text:c="4"/>68,762 rd <text:s text:c="2"/>+ <text:s text:c="4"/>35,531 wr)</text:p>
      <text:p text:style-name="P7">==8705== LLd misses: <text:s text:c="10"/>34,950 <text:s/>( <text:s text:c="4"/>25,501 rd <text:s text:c="2"/>+ <text:s text:c="5"/>9,449 wr)</text:p>
      <text:p text:style-name="P7">==8705== D1 <text:s/>miss rate: <text:s text:c="10"/>0.0% ( <text:s text:c="7"/>0.0% <text:s text:c="4"/>+ <text:s text:c="7"/>0.2% <text:s/>)</text:p>
      <text:p text:style-name="P7">==8705== LLd miss rate: <text:s text:c="10"/>0.0% ( <text:s text:c="7"/>0.0% <text:s text:c="4"/>+ <text:s text:c="7"/>0.0% <text:s/>)</text:p>
      <text:p text:style-name="P7">==8705== </text:p>
      <text:p text:style-name="P7">==8705== LL refs: <text:s text:c="12"/>109,752 <text:s/>( <text:s text:c="4"/>74,221 rd <text:s text:c="2"/>+ <text:s text:c="4"/>35,531 wr)</text:p>
      <text:p text:style-name="P7">==8705== LL misses: <text:s text:c="11"/>38,926 <text:s/>( <text:s text:c="4"/>29,477 rd <text:s text:c="2"/>+ <text:s text:c="5"/>9,449 wr)</text:p>
      <text:p text:style-name="P7">==8705== LL miss rate: <text:s text:c="11"/>0.0% ( <text:s text:c="7"/>0.0% <text:s text:c="4"/>+ <text:s text:c="7"/>0.0% <text:s/>)</text:p>
      <text:p text:style-name="P7">Worker : 3 <text:s/>completed after: <text:s/>22420 ms</text:p>
      <text:p text:style-name="P7"/>
      <text:p text:style-name="P7">==8697== </text:p>
      <text:p text:style-name="P7">==8697== I <text:s text:c="2"/>refs: <text:s text:c="5"/>2,057,509,361</text:p>
      <text:p text:style-name="P7">==8697== I1 <text:s/>misses: <text:s text:c="11"/>5,461</text:p>
      <text:p text:style-name="P7">==8697== LLi misses: <text:s text:c="11"/>3,974</text:p>
      <text:p text:style-name="P7">==8697== I1 <text:s/>miss rate: <text:s text:c="9"/>0.00%</text:p>
      <text:p text:style-name="P7">==8697== LLi miss rate: <text:s text:c="9"/>0.00%</text:p>
      <text:p text:style-name="P7">==8697== </text:p>
      <text:p text:style-name="P7">==8697== D <text:s text:c="2"/>refs: <text:s text:c="7"/>929,812,952 <text:s/>(910,429,264 rd <text:s text:c="2"/>+ 19,383,688 wr)</text:p>
      <text:p text:style-name="P7">==8697== D1 <text:s/>misses: <text:s text:c="9"/>104,594 <text:s/>( <text:s text:c="4"/>68,951 rd <text:s text:c="2"/>+ <text:s text:c="4"/>35,643 wr)</text:p>
      <text:p text:style-name="P7">==8697== LLd misses: <text:s text:c="10"/>34,951 <text:s/>( <text:s text:c="4"/>25,500 rd <text:s text:c="2"/>+ <text:s text:c="5"/>9,451 wr)</text:p>
      <text:p text:style-name="P7">==8697== D1 <text:s/>miss rate: <text:s text:c="10"/>0.0% ( <text:s text:c="7"/>0.0% <text:s text:c="4"/>+ <text:s text:c="7"/>0.2% <text:s/>)</text:p>
      <text:p text:style-name="P7">==8697== LLd miss rate: <text:s text:c="10"/>0.0% ( <text:s text:c="7"/>0.0% <text:s text:c="4"/>+ <text:s text:c="7"/>0.0% <text:s/>)</text:p>
      <text:p text:style-name="P7">==8697== </text:p>
      <text:p text:style-name="P7">==8697== LL refs: <text:s text:c="12"/>110,055 <text:s/>( <text:s text:c="4"/>74,412 rd <text:s text:c="2"/>+ <text:s text:c="4"/>35,643 wr)</text:p>
      <text:p text:style-name="P7"><text:soft-page-break/>==8697== LL misses: <text:s text:c="11"/>38,925 <text:s/>( <text:s text:c="4"/>29,474 rd <text:s text:c="2"/>+ <text:s text:c="5"/>9,451 wr)</text:p>
      <text:p text:style-name="P7">==8697== LL miss rate: <text:s text:c="11"/>0.0% ( <text:s text:c="7"/>0.0% <text:s text:c="4"/>+ <text:s text:c="7"/>0.0% <text:s/>)</text:p>
      <text:p text:style-name="P7">Worker : 10 <text:s/>completed after: <text:s/>22747 ms</text:p>
      <text:p text:style-name="P7"/>
      <text:p text:style-name="P7">==8704== </text:p>
      <text:p text:style-name="P7">==8704== I <text:s text:c="2"/>refs: <text:s text:c="5"/>2,056,036,061</text:p>
      <text:p text:style-name="P7">==8704== I1 <text:s/>misses: <text:s text:c="11"/>5,459</text:p>
      <text:p text:style-name="P7">==8704== LLi misses: <text:s text:c="11"/>3,976</text:p>
      <text:p text:style-name="P7">==8704== I1 <text:s/>miss rate: <text:s text:c="9"/>0.00%</text:p>
      <text:p text:style-name="P7">==8704== LLi miss rate: <text:s text:c="9"/>0.00%</text:p>
      <text:p text:style-name="P7">==8704== </text:p>
      <text:p text:style-name="P7">==8704== D <text:s text:c="2"/>refs: <text:s text:c="7"/>929,151,281 <text:s/>(909,778,555 rd <text:s text:c="2"/>+ 19,372,726 wr)</text:p>
      <text:p text:style-name="P7">==8704== D1 <text:s/>misses: <text:s text:c="9"/>104,330 <text:s/>( <text:s text:c="4"/>68,784 rd <text:s text:c="2"/>+ <text:s text:c="4"/>35,546 wr)</text:p>
      <text:p text:style-name="P7">==8704== LLd misses: <text:s text:c="10"/>34,950 <text:s/>( <text:s text:c="4"/>25,504 rd <text:s text:c="2"/>+ <text:s text:c="5"/>9,446 wr)</text:p>
      <text:p text:style-name="P7">==8704== D1 <text:s/>miss rate: <text:s text:c="10"/>0.0% ( <text:s text:c="7"/>0.0% <text:s text:c="4"/>+ <text:s text:c="7"/>0.2% <text:s/>)</text:p>
      <text:p text:style-name="P7">==8704== LLd miss rate: <text:s text:c="10"/>0.0% ( <text:s text:c="7"/>0.0% <text:s text:c="4"/>+ <text:s text:c="7"/>0.0% <text:s/>)</text:p>
      <text:p text:style-name="P7">==8704== </text:p>
      <text:p text:style-name="P7">==8704== LL refs: <text:s text:c="12"/>109,789 <text:s/>( <text:s text:c="4"/>74,243 rd <text:s text:c="2"/>+ <text:s text:c="4"/>35,546 wr)</text:p>
      <text:p text:style-name="P7">==8704== LL misses: <text:s text:c="11"/>38,926 <text:s/>( <text:s text:c="4"/>29,480 rd <text:s text:c="2"/>+ <text:s text:c="5"/>9,446 wr)</text:p>
      <text:p text:style-name="P7">==8704== LL miss rate: <text:s text:c="11"/>0.0% ( <text:s text:c="7"/>0.0% <text:s text:c="4"/>+ <text:s text:c="7"/>0.0% <text:s/>)</text:p>
      <text:p text:style-name="P7">Worker : 9 <text:s/>completed after: <text:s/>23213 ms</text:p>
      <text:p text:style-name="P7"/>
      <text:p text:style-name="P7">==8703== </text:p>
      <text:p text:style-name="P7">==8703== I <text:s text:c="2"/>refs: <text:s text:c="5"/>2,057,080,927</text:p>
      <text:p text:style-name="P7">==8703== I1 <text:s/>misses: <text:s text:c="11"/>5,460</text:p>
      <text:p text:style-name="P7">==8703== LLi misses: <text:s text:c="11"/>3,978</text:p>
      <text:p text:style-name="P7">==8703== I1 <text:s/>miss rate: <text:s text:c="9"/>0.00%</text:p>
      <text:p text:style-name="P7">==8703== LLi miss rate: <text:s text:c="9"/>0.00%</text:p>
      <text:p text:style-name="P7">==8703== </text:p>
      <text:p text:style-name="P7">==8703== D <text:s text:c="2"/>refs: <text:s text:c="7"/>929,616,102 <text:s/>(910,227,281 rd <text:s text:c="2"/>+ 19,388,821 wr)</text:p>
      <text:p text:style-name="P7">==8703== D1 <text:s/>misses: <text:s text:c="9"/>104,465 <text:s/>( <text:s text:c="4"/>68,865 rd <text:s text:c="2"/>+ <text:s text:c="4"/>35,600 wr)</text:p>
      <text:p text:style-name="P7">==8703== LLd misses: <text:s text:c="10"/>34,959 <text:s/>( <text:s text:c="4"/>25,501 rd <text:s text:c="2"/>+ <text:s text:c="5"/>9,458 wr)</text:p>
      <text:p text:style-name="P7">==8703== D1 <text:s/>miss rate: <text:s text:c="10"/>0.0% ( <text:s text:c="7"/>0.0% <text:s text:c="4"/>+ <text:s text:c="7"/>0.2% <text:s/>)</text:p>
      <text:p text:style-name="P7">==8703== LLd miss rate: <text:s text:c="10"/>0.0% ( <text:s text:c="7"/>0.0% <text:s text:c="4"/>+ <text:s text:c="7"/>0.0% <text:s/>)</text:p>
      <text:p text:style-name="P7">==8703== </text:p>
      <text:p text:style-name="P7">==8703== LL refs: <text:s text:c="12"/>109,925 <text:s/>( <text:s text:c="4"/>74,325 rd <text:s text:c="2"/>+ <text:s text:c="4"/>35,600 wr)</text:p>
      <text:p text:style-name="P7">==8703== LL misses: <text:s text:c="11"/>38,937 <text:s/>( <text:s text:c="4"/>29,479 rd <text:s text:c="2"/>+ <text:s text:c="5"/>9,458 wr)</text:p>
      <text:p text:style-name="P7">==8703== LL miss rate: <text:s text:c="11"/>0.0% ( <text:s text:c="7"/>0.0% <text:s text:c="4"/>+ <text:s text:c="7"/>0.0% <text:s/>)</text:p>
      <text:p text:style-name="P7">Worker : 5 <text:s/>completed after: <text:s/>23334 ms</text:p>
      <text:p text:style-name="P7"/>
      <text:p text:style-name="P7">==8699== </text:p>
      <text:p text:style-name="P7">==8699== I <text:s text:c="2"/>refs: <text:s text:c="5"/>2,056,243,429</text:p>
      <text:p text:style-name="P7">==8699== I1 <text:s/>misses: <text:s text:c="11"/>5,462</text:p>
      <text:p text:style-name="P7">==8699== LLi misses: <text:s text:c="11"/>3,978</text:p>
      <text:p text:style-name="P7">==8699== I1 <text:s/>miss rate: <text:s text:c="9"/>0.00%</text:p>
      <text:p text:style-name="P7">==8699== LLi miss rate: <text:s text:c="9"/>0.00%</text:p>
      <text:p text:style-name="P7">==8699== </text:p>
      <text:p text:style-name="P7">==8699== D <text:s text:c="2"/>refs: <text:s text:c="7"/>929,238,350 <text:s/>(909,855,151 rd <text:s text:c="2"/>+ 19,383,199 wr)</text:p>
      <text:p text:style-name="P7">==8699== D1 <text:s/>misses: <text:s text:c="9"/>104,344 <text:s/>( <text:s text:c="4"/>68,765 rd <text:s text:c="2"/>+ <text:s text:c="4"/>35,579 wr)</text:p>
      <text:p text:style-name="P7"><text:soft-page-break/>==8699== LLd misses: <text:s text:c="10"/>34,952 <text:s/>( <text:s text:c="4"/>25,501 rd <text:s text:c="2"/>+ <text:s text:c="5"/>9,451 wr)</text:p>
      <text:p text:style-name="P7">==8699== D1 <text:s/>miss rate: <text:s text:c="10"/>0.0% ( <text:s text:c="7"/>0.0% <text:s text:c="4"/>+ <text:s text:c="7"/>0.2% <text:s/>)</text:p>
      <text:p text:style-name="P7">==8699== LLd miss rate: <text:s text:c="10"/>0.0% ( <text:s text:c="7"/>0.0% <text:s text:c="4"/>+ <text:s text:c="7"/>0.0% <text:s/>)</text:p>
      <text:p text:style-name="P7">==8699== </text:p>
      <text:p text:style-name="P7">==8699== LL refs: <text:s text:c="12"/>109,806 <text:s/>( <text:s text:c="4"/>74,227 rd <text:s text:c="2"/>+ <text:s text:c="4"/>35,579 wr)</text:p>
      <text:p text:style-name="P7">==8699== LL misses: <text:s text:c="11"/>38,930 <text:s/>( <text:s text:c="4"/>29,479 rd <text:s text:c="2"/>+ <text:s text:c="5"/>9,451 wr)</text:p>
      <text:p text:style-name="P7">==8699== LL miss rate: <text:s text:c="11"/>0.0% ( <text:s text:c="7"/>0.0% <text:s text:c="4"/>+ <text:s text:c="7"/>0.0% <text:s/>)</text:p>
      <text:p text:style-name="P7">Worker : 7 <text:s/>completed after: <text:s/>23557 ms</text:p>
      <text:p text:style-name="P7"/>
      <text:p text:style-name="P7">==8701== </text:p>
      <text:p text:style-name="P7">==8701== I <text:s text:c="2"/>refs: <text:s text:c="5"/>2,057,304,496</text:p>
      <text:p text:style-name="P7">==8701== I1 <text:s/>misses: <text:s text:c="11"/>5,461</text:p>
      <text:p text:style-name="P7">==8701== LLi misses: <text:s text:c="11"/>3,976</text:p>
      <text:p text:style-name="P7">==8701== I1 <text:s/>miss rate: <text:s text:c="9"/>0.00%</text:p>
      <text:p text:style-name="P7">==8701== LLi miss rate: <text:s text:c="9"/>0.00%</text:p>
      <text:p text:style-name="P7">==8701== </text:p>
      <text:p text:style-name="P7">==8701== D <text:s text:c="2"/>refs: <text:s text:c="7"/>929,713,842 <text:s/>(910,318,948 rd <text:s text:c="2"/>+ 19,394,894 wr)</text:p>
      <text:p text:style-name="P7">==8701== D1 <text:s/>misses: <text:s text:c="9"/>104,565 <text:s/>( <text:s text:c="4"/>68,895 rd <text:s text:c="2"/>+ <text:s text:c="4"/>35,670 wr)</text:p>
      <text:p text:style-name="P7">==8701== LLd misses: <text:s text:c="10"/>34,961 <text:s/>( <text:s text:c="4"/>25,501 rd <text:s text:c="2"/>+ <text:s text:c="5"/>9,460 wr)</text:p>
      <text:p text:style-name="P7">==8701== D1 <text:s/>miss rate: <text:s text:c="10"/>0.0% ( <text:s text:c="7"/>0.0% <text:s text:c="4"/>+ <text:s text:c="7"/>0.2% <text:s/>)</text:p>
      <text:p text:style-name="P7">==8701== LLd miss rate: <text:s text:c="10"/>0.0% ( <text:s text:c="7"/>0.0% <text:s text:c="4"/>+ <text:s text:c="7"/>0.0% <text:s/>)</text:p>
      <text:p text:style-name="P7">==8701== </text:p>
      <text:p text:style-name="P7">==8701== LL refs: <text:s text:c="12"/>110,026 <text:s/>( <text:s text:c="4"/>74,356 rd <text:s text:c="2"/>+ <text:s text:c="4"/>35,670 wr)</text:p>
      <text:p text:style-name="P7">==8701== LL misses: <text:s text:c="11"/>38,937 <text:s/>( <text:s text:c="4"/>29,477 rd <text:s text:c="2"/>+ <text:s text:c="5"/>9,460 wr)</text:p>
      <text:p text:style-name="P7">==8701== LL miss rate: <text:s text:c="11"/>0.0% ( <text:s text:c="7"/>0.0% <text:s text:c="4"/>+ <text:s text:c="7"/>0.0% <text:s/>)</text:p>
      <text:p text:style-name="P7">Worker : 6 <text:s/>completed after: <text:s/>23872 ms</text:p>
      <text:p text:style-name="P7"/>
      <text:p text:style-name="P7">==8700== </text:p>
      <text:p text:style-name="P7">==8700== I <text:s text:c="2"/>refs: <text:s text:c="5"/>2,057,764,001</text:p>
      <text:p text:style-name="P7">==8700== I1 <text:s/>misses: <text:s text:c="11"/>5,460</text:p>
      <text:p text:style-name="P7">==8700== LLi misses: <text:s text:c="11"/>3,976</text:p>
      <text:p text:style-name="P7">==8700== I1 <text:s/>miss rate: <text:s text:c="9"/>0.00%</text:p>
      <text:p text:style-name="P7">==8700== LLi miss rate: <text:s text:c="9"/>0.00%</text:p>
      <text:p text:style-name="P7">==8700== </text:p>
      <text:p text:style-name="P7">==8700== D <text:s text:c="2"/>refs: <text:s text:c="7"/>929,924,707 <text:s/>(910,533,208 rd <text:s text:c="2"/>+ 19,391,499 wr)</text:p>
      <text:p text:style-name="P7">==8700== D1 <text:s/>misses: <text:s text:c="9"/>104,585 <text:s/>( <text:s text:c="4"/>68,968 rd <text:s text:c="2"/>+ <text:s text:c="4"/>35,617 wr)</text:p>
      <text:p text:style-name="P7">==8700== LLd misses: <text:s text:c="10"/>34,958 <text:s/>( <text:s text:c="4"/>25,504 rd <text:s text:c="2"/>+ <text:s text:c="5"/>9,454 wr)</text:p>
      <text:p text:style-name="P7">==8700== D1 <text:s/>miss rate: <text:s text:c="10"/>0.0% ( <text:s text:c="7"/>0.0% <text:s text:c="4"/>+ <text:s text:c="7"/>0.2% <text:s/>)</text:p>
      <text:p text:style-name="P7">==8700== LLd miss rate: <text:s text:c="10"/>0.0% ( <text:s text:c="7"/>0.0% <text:s text:c="4"/>+ <text:s text:c="7"/>0.0% <text:s/>)</text:p>
      <text:p text:style-name="P7">==8700== </text:p>
      <text:p text:style-name="P7">==8700== LL refs: <text:s text:c="12"/>110,045 <text:s/>( <text:s text:c="4"/>74,428 rd <text:s text:c="2"/>+ <text:s text:c="4"/>35,617 wr)</text:p>
      <text:p text:style-name="P7">==8700== LL misses: <text:s text:c="11"/>38,934 <text:s/>( <text:s text:c="4"/>29,480 rd <text:s text:c="2"/>+ <text:s text:c="5"/>9,454 wr)</text:p>
      <text:p text:style-name="P7">==8700== LL miss rate: <text:s text:c="11"/>0.0% ( <text:s text:c="7"/>0.0% <text:s text:c="4"/>+ <text:s text:c="7"/>0.0% <text:s/>)</text:p>
      <text:p text:style-name="P7">Worker : 4 <text:s/>completed after: <text:s/>23996 ms</text:p>
      <text:p text:style-name="P7"/>
      <text:p text:style-name="P7">==8698== </text:p>
      <text:p text:style-name="P7">==8698== I <text:s text:c="2"/>refs: <text:s text:c="5"/>2,056,014,462</text:p>
      <text:p text:style-name="P7">==8698== I1 <text:s/>misses: <text:s text:c="11"/>5,462</text:p>
      <text:p text:style-name="P7">==8698== LLi misses: <text:s text:c="11"/>3,978</text:p>
      <text:p text:style-name="P7"><text:soft-page-break/>==8698== I1 <text:s/>miss rate: <text:s text:c="9"/>0.00%</text:p>
      <text:p text:style-name="P7">==8698== LLi miss rate: <text:s text:c="9"/>0.00%</text:p>
      <text:p text:style-name="P7">==8698== </text:p>
      <text:p text:style-name="P7">==8698== D <text:s text:c="2"/>refs: <text:s text:c="7"/>929,142,352 <text:s/>(909,772,867 rd <text:s text:c="2"/>+ 19,369,485 wr)</text:p>
      <text:p text:style-name="P7">==8698== D1 <text:s/>misses: <text:s text:c="9"/>104,487 <text:s/>( <text:s text:c="4"/>68,858 rd <text:s text:c="2"/>+ <text:s text:c="4"/>35,629 wr)</text:p>
      <text:p text:style-name="P7">==8698== LLd misses: <text:s text:c="10"/>34,943 <text:s/>( <text:s text:c="4"/>25,500 rd <text:s text:c="2"/>+ <text:s text:c="5"/>9,443 wr)</text:p>
      <text:p text:style-name="P7">==8698== D1 <text:s/>miss rate: <text:s text:c="10"/>0.0% ( <text:s text:c="7"/>0.0% <text:s text:c="4"/>+ <text:s text:c="7"/>0.2% <text:s/>)</text:p>
      <text:p text:style-name="P7">==8698== LLd miss rate: <text:s text:c="10"/>0.0% ( <text:s text:c="7"/>0.0% <text:s text:c="4"/>+ <text:s text:c="7"/>0.0% <text:s/>)</text:p>
      <text:p text:style-name="P7">==8698== </text:p>
      <text:p text:style-name="P7">==8698== LL refs: <text:s text:c="12"/>109,949 <text:s/>( <text:s text:c="4"/>74,320 rd <text:s text:c="2"/>+ <text:s text:c="4"/>35,629 wr)</text:p>
      <text:p text:style-name="P7">==8698== LL misses: <text:s text:c="11"/>38,921 <text:s/>( <text:s text:c="4"/>29,478 rd <text:s text:c="2"/>+ <text:s text:c="5"/>9,443 wr)</text:p>
      <text:p text:style-name="P7">==8698== LL miss rate: <text:s text:c="11"/>0.0% ( <text:s text:c="7"/>0.0% <text:s text:c="4"/>+ <text:s text:c="7"/>0.0% <text:s/>)</text:p>
      <text:p text:style-name="P7">Worker : 8 <text:s/>completed after: <text:s/>24170 ms</text:p>
      <text:p text:style-name="P7"/>
      <text:p text:style-name="P7">==8702== </text:p>
      <text:p text:style-name="P7">==8702== I <text:s text:c="2"/>refs: <text:s text:c="5"/>2,056,643,111</text:p>
      <text:p text:style-name="P7">==8702== I1 <text:s/>misses: <text:s text:c="11"/>5,460</text:p>
      <text:p text:style-name="P7">==8702== LLi misses: <text:s text:c="11"/>3,978</text:p>
      <text:p text:style-name="P7">==8702== I1 <text:s/>miss rate: <text:s text:c="9"/>0.00%</text:p>
      <text:p text:style-name="P7">==8702== LLi miss rate: <text:s text:c="9"/>0.00%</text:p>
      <text:p text:style-name="P7">==8702== </text:p>
      <text:p text:style-name="P7">==8702== D <text:s text:c="2"/>refs: <text:s text:c="7"/>929,422,589 <text:s/>(910,042,985 rd <text:s text:c="2"/>+ 19,379,604 wr)</text:p>
      <text:p text:style-name="P7">==8702== D1 <text:s/>misses: <text:s text:c="9"/>104,438 <text:s/>( <text:s text:c="4"/>68,833 rd <text:s text:c="2"/>+ <text:s text:c="4"/>35,605 wr)</text:p>
      <text:p text:style-name="P7">==8702== LLd misses: <text:s text:c="10"/>34,953 <text:s/>( <text:s text:c="4"/>25,500 rd <text:s text:c="2"/>+ <text:s text:c="5"/>9,453 wr)</text:p>
      <text:p text:style-name="P7">==8702== D1 <text:s/>miss rate: <text:s text:c="10"/>0.0% ( <text:s text:c="7"/>0.0% <text:s text:c="4"/>+ <text:s text:c="7"/>0.2% <text:s/>)</text:p>
      <text:p text:style-name="P7">==8702== LLd miss rate: <text:s text:c="10"/>0.0% ( <text:s text:c="7"/>0.0% <text:s text:c="4"/>+ <text:s text:c="7"/>0.0% <text:s/>)</text:p>
      <text:p text:style-name="P7">==8702== </text:p>
      <text:p text:style-name="P7">==8702== LL refs: <text:s text:c="12"/>109,898 <text:s/>( <text:s text:c="4"/>74,293 rd <text:s text:c="2"/>+ <text:s text:c="4"/>35,605 wr)</text:p>
      <text:p text:style-name="P7">==8702== LL misses: <text:s text:c="11"/>38,931 <text:s/>( <text:s text:c="4"/>29,478 rd <text:s text:c="2"/>+ <text:s text:c="5"/>9,453 wr)</text:p>
      <text:p text:style-name="P7">==8702== LL miss rate: <text:s text:c="11"/>0.0% ( <text:s text:c="7"/>0.0% <text:s text:c="4"/>+ <text:s text:c="7"/>0.0% <text:s/>)</text:p>
      <text:p text:style-name="P7">Worker : 2 <text:s/>completed after: <text:s/>24254 ms</text:p>
      <text:p text:style-name="P7"/>
      <text:p text:style-name="P7">==8696== </text:p>
      <text:p text:style-name="P7">==8696== I <text:s text:c="2"/>refs: <text:s text:c="5"/>2,058,546,364</text:p>
      <text:p text:style-name="P7">==8696== I1 <text:s/>misses: <text:s text:c="11"/>5,461</text:p>
      <text:p text:style-name="P7">==8696== LLi misses: <text:s text:c="11"/>3,974</text:p>
      <text:p text:style-name="P7">==8696== I1 <text:s/>miss rate: <text:s text:c="9"/>0.00%</text:p>
      <text:p text:style-name="P7">==8696== LLi miss rate: <text:s text:c="9"/>0.00%</text:p>
      <text:p text:style-name="P7">==8696== </text:p>
      <text:p text:style-name="P7">==8696== D <text:s text:c="2"/>refs: <text:s text:c="7"/>930,280,914 <text:s/>(910,892,077 rd <text:s text:c="2"/>+ 19,388,837 wr)</text:p>
      <text:p text:style-name="P7">==8696== D1 <text:s/>misses: <text:s text:c="9"/>104,512 <text:s/>( <text:s text:c="4"/>68,901 rd <text:s text:c="2"/>+ <text:s text:c="4"/>35,611 wr)</text:p>
      <text:p text:style-name="P7">==8696== LLd misses: <text:s text:c="10"/>34,954 <text:s/>( <text:s text:c="4"/>25,504 rd <text:s text:c="2"/>+ <text:s text:c="5"/>9,450 wr)</text:p>
      <text:p text:style-name="P7">==8696== D1 <text:s/>miss rate: <text:s text:c="10"/>0.0% ( <text:s text:c="7"/>0.0% <text:s text:c="4"/>+ <text:s text:c="7"/>0.2% <text:s/>)</text:p>
      <text:p text:style-name="P7">==8696== LLd miss rate: <text:s text:c="10"/>0.0% ( <text:s text:c="7"/>0.0% <text:s text:c="4"/>+ <text:s text:c="7"/>0.0% <text:s/>)</text:p>
      <text:p text:style-name="P7">==8696== </text:p>
      <text:p text:style-name="P7">==8696== LL refs: <text:s text:c="12"/>109,973 <text:s/>( <text:s text:c="4"/>74,362 rd <text:s text:c="2"/>+ <text:s text:c="4"/>35,611 wr)</text:p>
      <text:p text:style-name="P7">==8696== LL misses: <text:s text:c="11"/>38,928 <text:s/>( <text:s text:c="4"/>29,478 rd <text:s text:c="2"/>+ <text:s text:c="5"/>9,450 wr)</text:p>
      <text:p text:style-name="P7">==8696== LL miss rate: <text:s text:c="11"/>0.0% ( <text:s text:c="7"/>0.0% <text:s text:c="4"/>+ <text:s text:c="7"/>0.0% <text:s/>)</text:p>
      <text:p text:style-name="P7">Worker : 1 <text:s/>completed after: <text:s/>24825 ms</text:p>
      <text:p text:style-name="P7"><text:soft-page-break/></text:p>
      <text:p text:style-name="P7">==8695== </text:p>
      <text:p text:style-name="P7">==8695== I <text:s text:c="2"/>refs: <text:s text:c="5"/>2,058,840,574</text:p>
      <text:p text:style-name="P7">==8695== I1 <text:s/>misses: <text:s text:c="11"/>5,453</text:p>
      <text:p text:style-name="P7">==8695== LLi misses: <text:s text:c="11"/>3,970</text:p>
      <text:p text:style-name="P7">==8695== I1 <text:s/>miss rate: <text:s text:c="9"/>0.00%</text:p>
      <text:p text:style-name="P7">==8695== LLi miss rate: <text:s text:c="9"/>0.00%</text:p>
      <text:p text:style-name="P7">==8695== </text:p>
      <text:p text:style-name="P7">==8695== D <text:s text:c="2"/>refs: <text:s text:c="7"/>930,407,713 <text:s/>(911,007,734 rd <text:s text:c="2"/>+ 19,399,979 wr)</text:p>
      <text:p text:style-name="P7">==8695== D1 <text:s/>misses: <text:s text:c="9"/>104,539 <text:s/>( <text:s text:c="4"/>68,907 rd <text:s text:c="2"/>+ <text:s text:c="4"/>35,632 wr)</text:p>
      <text:p text:style-name="P7">==8695== LLd misses: <text:s text:c="10"/>34,960 <text:s/>( <text:s text:c="4"/>25,501 rd <text:s text:c="2"/>+ <text:s text:c="5"/>9,459 wr)</text:p>
      <text:p text:style-name="P7">==8695== D1 <text:s/>miss rate: <text:s text:c="10"/>0.0% ( <text:s text:c="7"/>0.0% <text:s text:c="4"/>+ <text:s text:c="7"/>0.2% <text:s/>)</text:p>
      <text:p text:style-name="P7">==8695== LLd miss rate: <text:s text:c="10"/>0.0% ( <text:s text:c="7"/>0.0% <text:s text:c="4"/>+ <text:s text:c="7"/>0.0% <text:s/>)</text:p>
      <text:p text:style-name="P7">==8695== </text:p>
      <text:p text:style-name="P7">==8695== LL refs: <text:s text:c="12"/>109,992 <text:s/>( <text:s text:c="4"/>74,360 rd <text:s text:c="2"/>+ <text:s text:c="4"/>35,632 wr)</text:p>
      <text:p text:style-name="P7">==8695== LL misses: <text:s text:c="11"/>38,930 <text:s/>( <text:s text:c="4"/>29,471 rd <text:s text:c="2"/>+ <text:s text:c="5"/>9,459 wr)</text:p>
      <text:p text:style-name="P7">==8695== LL miss rate: <text:s text:c="11"/>0.0% ( <text:s text:c="7"/>0.0% <text:s text:c="4"/>+ <text:s text:c="7"/>0.0% <text:s/>)</text:p>
      <text:p text:style-name="P7">Time Elapsed: <text:s/>24969 ms</text:p>
      <text:p text:style-name="P7"/>
      <text:p text:style-name="P7">==8694== </text:p>
      <text:p text:style-name="P7">==8694== I <text:s text:c="2"/>refs: <text:s text:c="5"/>5,304,373</text:p>
      <text:p text:style-name="P7">==8694== I1 <text:s/>misses: <text:s text:c="7"/>5,178</text:p>
      <text:p text:style-name="P7">==8694== LLi misses: <text:s text:c="7"/>3,988</text:p>
      <text:p text:style-name="P7">==8694== I1 <text:s/>miss rate: <text:s text:c="5"/>0.10%</text:p>
      <text:p text:style-name="P7">==8694== LLi miss rate: <text:s text:c="5"/>0.08%</text:p>
      <text:p text:style-name="P7">==8694== </text:p>
      <text:p text:style-name="P7">==8694== D <text:s text:c="2"/>refs: <text:s text:c="5"/>1,946,189 <text:s/>(1,458,343 rd <text:s text:c="2"/>+ 487,846 wr)</text:p>
      <text:p text:style-name="P7">==8694== D1 <text:s/>misses: <text:s text:c="6"/>61,668 <text:s/>( <text:s text:c="2"/>50,735 rd <text:s text:c="2"/>+ <text:s/>10,933 wr)</text:p>
      <text:p text:style-name="P7">==8694== LLd misses: <text:s text:c="6"/>33,943 <text:s/>( <text:s text:c="2"/>25,498 rd <text:s text:c="2"/>+ <text:s text:c="2"/>8,445 wr)</text:p>
      <text:p text:style-name="P7">==8694== D1 <text:s/>miss rate: <text:s text:c="6"/>3.2% ( <text:s text:c="5"/>3.5% <text:s text:c="4"/>+ <text:s text:c="4"/>2.2% <text:s/>)</text:p>
      <text:p text:style-name="P7">==8694== LLd miss rate: <text:s text:c="6"/>1.7% ( <text:s text:c="5"/>1.7% <text:s text:c="4"/>+ <text:s text:c="4"/>1.7% <text:s/>)</text:p>
      <text:p text:style-name="P7">==8694== </text:p>
      <text:p text:style-name="P7">==8694== LL refs: <text:s text:c="9"/>66,846 <text:s/>( <text:s text:c="2"/>55,913 rd <text:s text:c="2"/>+ <text:s/>10,933 wr)</text:p>
      <text:p text:style-name="P7">==8694== LL misses: <text:s text:c="7"/>37,931 <text:s/>( <text:s text:c="2"/>29,486 rd <text:s text:c="2"/>+ <text:s text:c="2"/>8,445 wr)</text:p>
      <text:p text:style-name="P7">==8694== LL miss rate: <text:s text:c="7"/>0.5% ( <text:s text:c="5"/>0.4% <text:s text:c="4"/>+ <text:s text:c="4"/>1.7% <text:s/>)</text:p>
      <text:p text:style-name="P7"/>
      <text:p text:style-name="P3"/>
      <text:p text:style-name="P4">Massif</text:p>
      <text:h text:style-name="P6" text:outline-level="2">Thread</text:h>
      <text:p text:style-name="P1"><text:s text:c="4"/>KB</text:p>
      <text:p text:style-name="P1">557.4^ <text:s text:c="43"/>## <text:s text:c="25"/></text:p>
      <text:p text:style-name="P1"><text:s text:c="5"/>| <text:s text:c="27"/>@ <text:s text:c="14"/># <text:s text:c="26"/></text:p>
      <text:p text:style-name="P1"><text:s text:c="5"/>| <text:s text:c="27"/>@ <text:s text:c="14"/># <text:s text:c="26"/></text:p>
      <text:p text:style-name="P1"><text:s text:c="5"/>| <text:s text:c="27"/>@ <text:s text:c="14"/># <text:s text:c="26"/></text:p>
      <text:p text:style-name="P1"><text:s text:c="5"/>| <text:s text:c="27"/>@ <text:s text:c="3"/>: <text:s text:c="9"/># <text:s text:c="26"/></text:p>
      <text:p text:style-name="P1"><text:s text:c="5"/>| <text:s text:c="27"/>@ <text:s text:c="3"/>: <text:s text:c="9"/># <text:s text:c="2"/>@ <text:s text:c="22"/></text:p>
      <text:p text:style-name="P1"><text:s text:c="5"/>| : : <text:s text:c="8"/>: <text:s text:c="8"/>@ <text:s text:c="3"/>@ <text:s text:c="3"/>: <text:s text:c="9"/># : @ <text:s text:c="5"/>: <text:s text:c="2"/>: : <text:s/>:: <text:s text:c="5"/></text:p>
      <text:p text:style-name="P1"><text:s text:c="5"/>| : : <text:s text:c="4"/>::: : <text:s text:c="2"/>: <text:s text:c="2"/>: @: <text:s text:c="2"/>@ <text:s text:c="2"/>:: <text:s text:c="5"/>: <text:s text:c="2"/># : @: <text:s text:c="2"/>: : <text:s text:c="2"/>: : <text:s/>:: <text:s text:c="5"/></text:p>
      <text:p text:style-name="P1"><text:s text:c="5"/>| : : <text:s text:c="2"/>:@:: <text:s/>: <text:s text:c="2"/>: <text:s/>:: @: ::@ :::: : <text:s/>@ :: <text:s/># : @::::: ::::: : ::: @ <text:s text:c="3"/></text:p>
      <text:p text:style-name="P1"><text:s text:c="5"/>| : : <text:s/>::@:: <text:s/>::: ::::::@: : @:::::@:: @ ::@:# : @:::::::::::@: ::: @ <text:s text:c="3"/></text:p>
      <text:p text:style-name="P1"><text:s text:c="5"/>| :@: <text:s/>::@:: ::::::: :::@::: @:::::@:::@:::@:# ::@::::@::::::@: ::::@ : <text:s/></text:p>
      <text:p text:style-name="P1"><text:s text:c="5"/>| :@:::::@:: ::::::: :::@::: @:::::@:::@:::@:# : @::::@::::::@::::::@ : :</text:p>
      <text:p text:style-name="P1"><text:s text:c="5"/>| :@:: ::@:: ::::::: :::@::: @:::::@:::@:::@:# : @::::@::::::@::::::@::::</text:p>
      <text:p text:style-name="P1"><text:s text:c="5"/>| :@:: ::@:: ::::::: :::@::: @:::::@:::@:::@:# : @::::@::::::@::::::@::::</text:p>
      <text:p text:style-name="P1"><text:s text:c="5"/>| :@:: ::@:: ::::::: :::@::: @:::::@:::@:::@:# : @::::@::::::@::::::@::::</text:p>
      <text:p text:style-name="P1"><text:s text:c="5"/>| :@:: ::@:: ::::::: :::@::: @:::::@:::@:::@:# : @::::@::::::@::::::@::::</text:p>
      <text:p text:style-name="P1"><text:s text:c="5"/>| :@:: ::@:: ::::::: :::@::: @:::::@:::@:::@:# : @::::@::::::@::::::@::::</text:p>
      <text:p text:style-name="P1"><text:s text:c="5"/>| :@:: ::@:: ::::::: :::@::: @:::::@:::@:::@:# : @::::@::::::@::::::@::::</text:p>
      <text:p text:style-name="P1"><text:s text:c="5"/>| :@:: ::@:: ::::::: :::@::: @:::::@:::@:::@:# : @::::@::::::@::::::@::::</text:p>
      <text:p text:style-name="P1"><text:s text:c="5"/>| :@:: ::@:: ::::::: :::@::: @:::::@:::@:::@:# : @::::@::::::@::::::@::::</text:p>
      <text:p text:style-name="P1"><text:s text:c="3"/>0 +-----------------------------------------------------------------------&gt;G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1:07:10.744701668</meta:creation-date>
    <dc:date>2016-01-15T14:25:38.444096670</dc:date>
    <meta:editing-duration>PT2H32M31S</meta:editing-duration>
    <meta:editing-cycles>1</meta:editing-cycles>
    <meta:document-statistic meta:table-count="0" meta:image-count="0" meta:object-count="0" meta:page-count="7" meta:paragraph-count="273" meta:word-count="1814" meta:character-count="13854" meta:non-whitespace-character-count="8572"/>
    <meta:generator>LibreOffice/4.4.7.2$Linux_X86_64 LibreOffice_project/40m0$Build-2</meta:generator>
  </office:meta>
</office:document-meta>
</file>